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35%"/>
    </style:style>
    <style:style style:name="P2" style:family="paragraph" style:parent-style-name="Standard">
      <style:paragraph-properties fo:line-height="135%" fo:text-align="end" style:justify-single-word="false"/>
    </style:style>
    <style:style style:name="P3" style:family="paragraph" style:parent-style-name="Standard">
      <style:paragraph-properties fo:line-height="135%"/>
      <style:text-properties officeooo:paragraph-rsid="0007a3cd"/>
    </style:style>
    <style:style style:name="P4" style:family="paragraph" style:parent-style-name="Standard">
      <style:paragraph-properties fo:line-height="135%" fo:text-align="start" style:justify-single-word="false"/>
    </style:style>
    <style:style style:name="P5" style:family="paragraph" style:parent-style-name="Standard">
      <style:paragraph-properties fo:line-height="135%" fo:text-align="start" style:justify-single-word="false"/>
      <style:text-properties officeooo:paragraph-rsid="0005d1a4"/>
    </style:style>
    <style:style style:name="P6" style:family="paragraph" style:parent-style-name="Standard">
      <style:paragraph-properties fo:line-height="135%" fo:text-align="start" style:justify-single-word="false"/>
      <style:text-properties officeooo:paragraph-rsid="0007a3cd"/>
    </style:style>
    <style:style style:name="P7" style:family="paragraph" style:parent-style-name="Standard">
      <style:paragraph-properties fo:line-height="135%" fo:text-align="start" style:justify-single-word="false"/>
      <style:text-properties officeooo:rsid="0007a3cd" officeooo:paragraph-rsid="0007a3cd"/>
    </style:style>
    <style:style style:name="T1" style:family="text">
      <style:text-properties fo:font-style="italic"/>
    </style:style>
    <style:style style:name="T2" style:family="text">
      <style:text-properties fo:font-style="italic" officeooo:rsid="0005d1a4"/>
    </style:style>
    <style:style style:name="T3" style:family="text">
      <style:text-properties fo:font-style="italic" officeooo:rsid="0007a3c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07a3cd" style:font-style-asian="italic" style:font-style-complex="italic"/>
    </style:style>
    <style:style style:name="T6" style:family="text">
      <style:text-properties officeooo:rsid="0007a3c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07a3cd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a xlink:type="simple" xlink:href="https://maldita.es/malditatecnologia/2020/06/11/reconocimiento-facial-problemas-discriminacion-personas-piel-oscura-negra/" text:style-name="Internet_20_link" text:visited-style-name="Visited_20_Internet_20_Link">Tecnologías de reconocimiento facial: por qué tienen tantos problemas con la discriminación de personas con la piel oscura o negra</text:a>, <text:span text:style-name="T1">Maldita.es — Periodismo para que no te la cuelen</text:span>, 11-Jun-2020. </text:p>
      <text:p text:style-name="P1"/>
      <text:p text:style-name="P3"><text:a xlink:type="simple" xlink:href="https://www.elsaltodiario.com/paradoja-jevons-ciencia-poder/aplicaciones-de-rastreo-de-contagios-demasiados-riesgos-y-muchas-incertidumbres-sobre-su-efectividad-(parte-2-de-2)" text:style-name="Internet_20_link" text:visited-style-name="Visited_20_Internet_20_Link">Riesgos e incertidumbres en las aplicaciones para el rastreo de contagios (Parte 2)</text:a>, <text:span text:style-name="T1">La Paradoja de Jevons. El Salto Diario</text:span>, <text:span text:style-name="T6">May-</text:span>2020. </text:p>
      <text:p text:style-name="P2">[2]</text:p>
      <text:p text:style-name="P1"><text:a xlink:type="simple" xlink:href="https://www.elsaltodiario.com/paradoja-jevons-ciencia-poder/aplicaciones-de-rastreo-de-contagios-demasiados-riesgos-y-muchas-incertidumbres-sobre-su-efectividad-(parte-1-de-2)" text:style-name="Internet_20_link" text:visited-style-name="Visited_20_Internet_20_Link">Riesgos e incertidumbres en las aplicaciones para el rastreo de contagios (Parte 1 de 2)</text:a>, <text:span text:style-name="T1">La Paradoja de Jevons. El Salto Diario</text:span>, <text:span text:style-name="T6">May-</text:span>2020.</text:p>
      <text:p text:style-name="P4"/>
      <text:p text:style-name="P4"><text:a xlink:type="simple" xlink:href="https://techcrunch.com/2020/02/27/fear-and-liability-in-algorithmic-hiring/" text:style-name="Internet_20_link" text:visited-style-name="Visited_20_Internet_20_Link">Fear and liability in algorithmic hiring</text:a>, <text:span text:style-name="T1">TechCrunch</text:span>, 27-Feb-2020.</text:p>
      <text:p text:style-name="P4"/>
      <text:p text:style-name="P5"><text:a xlink:type="simple" xlink:href="https://www.hrtechnologist.com/articles/ai-in-hr/hiring-discrimination-expert-insights/" text:style-name="Internet_20_link" text:visited-style-name="Visited_20_Internet_20_Link">How HR Can Help Solve the Hiring Discrimination Crisis</text:a>, <text:span text:style-name="T1">HR Technologist</text:span>, 2020. </text:p>
      <text:p text:style-name="P5"/>
      <text:p text:style-name="P5"><text:a xlink:type="simple" xlink:href="https://www.euractiv.com/section/digital/opinion/the-eu-is-funding-dystopian-artificial-intelligence-projects/" text:style-name="Internet_20_link" text:visited-style-name="Visited_20_Internet_20_Link">The EU is funding dystopian Artificial Intelligence projects</text:a>, <text:span text:style-name="T1">www.euractiv.com</text:span>, 22-Jan-2020. <text:s/></text:p>
      <text:p text:style-name="P5"/>
      <text:p text:style-name="P5"><text:a xlink:type="simple" xlink:href="https://novaramedia.com/2019/12/04/15957/" text:style-name="Internet_20_link" text:visited-style-name="Visited_20_Internet_20_Link">AI Border Guards are Being Tested at the Edge of Fortress Europe, Away From Public Scrutiny</text:a>, <text:span text:style-name="T1">Novara Media</text:span>, 04-Dec-2019.</text:p>
      <text:p text:style-name="P5"/>
      <text:p text:style-name="P5"><text:a xlink:type="simple" xlink:href="https://www.eldiario.es/tecnologia/cientificos-Inteligencia-Artificial-prohibir-sostienen_0_975002803.html" text:style-name="Internet_20_link" text:visited-style-name="Visited_20_Internet_20_Link">Los científicos se cansan de la moda de la Inteligencia Artificial y piden prohibir algunos de sus usos: “No se sostienen”</text:a>, <text:span text:style-name="T1">eldiario.es</text:span>, 17-Dec-2019.</text:p>
      <text:p text:style-name="P5"/>
      <text:p text:style-name="P5"><text:a xlink:type="simple" xlink:href="https://www.eldiario.es/carnecruda/programas/Datos-fronteras_6_967713234.html" text:style-name="Internet_20_link" text:visited-style-name="Visited_20_Internet_20_Link">DATA, el poder de los datos</text:a>, <text:span text:style-name="T1">Carne Cruda</text:span>, 26-Nov-2019.</text:p>
      <text:p text:style-name="P5"/>
      <text:p text:style-name="P5"><text:a xlink:type="simple" xlink:href="https://www.eldiario.es/tecnologia/limites-estadisticos-vigilancia-masiva_0_963804507.html" text:style-name="Internet_20_link" text:visited-style-name="Visited_20_Internet_20_Link">Los límites estadísticos de la vigilancia masiva: no sirve para detectar individuos sino criminalizar colectivos</text:a>, <text:span text:style-name="T1">eldiario.es</text:span>, 16-Nov-2019.</text:p>
      <text:p text:style-name="P4"/>
      <text:p text:style-name="P5"><text:a xlink:type="simple" xlink:href="https://www.eldiario.es/desalambre/datos-inmigrantes-refugiados-ceden-fronteras_0_907110190.html" text:style-name="Internet_20_link" text:visited-style-name="Visited_20_Internet_20_Link">La frontera como base de datos</text:a>, <text:span text:style-name="T1">eldiario.es</text:span>, 07-Jun-2019.</text:p>
      <text:p text:style-name="P5"/>
      <text:p text:style-name="P4"><text:a xlink:type="simple" xlink:href="https://www.ivoox.com/post-apocalipsis-nau-4-xenodatos-fronteras-audios-mp3_rf_31070386_1.html" text:style-name="Internet_20_link" text:visited-style-name="Visited_20_Internet_20_Link">Post Apocalipsis Nau #4 XenoDatos en las Fronteras, Járkor Industrial y Mujeres-Máquina</text:a>, <text:span text:style-name="T1">Post Apocalipsis Nau. </text:span><text:span text:style-name="T2">El Salto Diario</text:span>, 28-Dec-2018 </text:p>
      <text:p text:style-name="P4"/>
      <text:p text:style-name="P5"><text:a xlink:type="simple" xlink:href="https://www.diariocordoba.com/noticias/contraportada/el-big-data-afecta-percibimos-mundo_1257170.html" text:style-name="Internet_20_link" text:visited-style-name="Visited_20_Internet_20_Link">El “big data” afecta a cómo percibimos el mundo</text:a>, <text:span text:style-name="T1">Diario Córdoba</text:span>, 15-Oct-2018</text:p>
      <text:p text:style-name="P5"/>
      <text:p text:style-name="P4"><text:a xlink:type="simple" xlink:href="https://www.elsaltodiario.com/big-data/podcast-big-data-machine-learning-y-justicia-social-mitos-y-realidades" text:style-name="Internet_20_link" text:visited-style-name="Visited_20_Internet_20_Link">Big Data, machine learning y justicia social: mitos y realidades</text:a>, <text:span text:style-name="T1">El Salto Radio</text:span>, Madrid, 14-Oct-2018</text:p>
      <text:p text:style-name="P4"/>
      <text:p text:style-name="P4"><text:a xlink:type="simple" xlink:href="https://play.cadenaser.com/audio/019RD010000000174504/" text:style-name="Internet_20_link" text:visited-style-name="Visited_20_Internet_20_Link">Entrevista Javier Sánchez Monedero. Melanoma. Universidad Loyola Andalucía</text:a>.<text:span text:style-name="T1">Córdoba Hoy por Hoy. Radio Córdoba. Cadena SER</text:span>, 17-Jun-2016</text:p>
      <text:p text:style-name="P4"><text:soft-page-break/></text:p>
      <text:p text:style-name="P4"><text:a xlink:type="simple" xlink:href="https://www.eldiadecordoba.es/cordoba/Investigadores-detectar-melanomas-imagenes-medicas_0_992301398.html" text:style-name="Internet_20_link" text:visited-style-name="Visited_20_Internet_20_Link">Investigadores logran detectar melanomas con imágenes médicas</text:a>, <text:span text:style-name="T1">El Día de Córdoba</text:span>, 22-Jan-2016. </text:p>
      <text:p text:style-name="P4"/>
      <text:p text:style-name="P6"><text:a xlink:type="simple" xlink:href="https://www.europapress.es/andalucia/sevilla-00357/noticia-desarrollan-sistema-deteccion-clasificacion-melanomas-imagenes-medicas-20160121123828.html" text:style-name="Internet_20_link" text:visited-style-name="Visited_20_Internet_20_Link">Desarrollan un sistema de detección y clasificación de melanomas desde imágenes médicas</text:a>, <text:span text:style-name="T4">Europa Press</text:span>, 21-Jan-2016 </text:p>
      <text:p text:style-name="P6"/>
      <text:p text:style-name="P7">Others: </text:p>
      <text:p text:style-name="P7"/>
      <text:p text:style-name="P7"><text:a xlink:type="simple" xlink:href="http://www.loyolaandnews.es/loyolacampus/experiencias-de-solidaridad-en-la-jungla-de-calais/" text:style-name="Internet_20_link" text:visited-style-name="Visited_20_Internet_20_Link">Solidaridad en la Jungla de Calais</text:a>, <text:span text:style-name="T1">Loyola Campus</text:span>, 04-Oct-2016. [Online]. Available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vier SM</meta:initial-creator>
    <meta:creation-date>2020-06-17T11:43:02.174784172</meta:creation-date>
    <dc:date>2020-06-17T12:08:55.002913382</dc:date>
    <dc:creator>Javier SM</dc:creator>
    <meta:editing-duration>PT15M42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20" meta:word-count="281" meta:character-count="1983" meta:non-whitespace-character-count="1711"/>
  </office:meta>
</office:document-meta>
</file>